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VirtualUserTable.mapRecipients( Map recipients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DBCVirtualUserTable.delegatedLog( String log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VirtualUserTable.ini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JDBCVirtualUserTable.getMai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